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e1d72" officeooo:paragraph-rsid="001e1d72"/>
    </style:style>
    <style:style style:name="P2" style:family="paragraph" style:parent-style-name="Standard">
      <style:text-properties officeooo:rsid="001e1d72" officeooo:paragraph-rsid="001ee1d3"/>
    </style:style>
    <style:style style:name="P3" style:family="paragraph" style:parent-style-name="Standard">
      <style:text-properties officeooo:rsid="001ee1d3" officeooo:paragraph-rsid="001ee1d3"/>
    </style:style>
    <style:style style:name="P4" style:family="paragraph" style:parent-style-name="Standard">
      <style:text-properties fo:font-weight="bold" officeooo:rsid="001ee1d3" officeooo:paragraph-rsid="001ee1d3" fo:background-color="#ffff00" style:font-weight-asian="bold" style:font-weight-complex="bold"/>
    </style:style>
    <style:style style:name="P5" style:family="paragraph" style:parent-style-name="Standard">
      <style:text-properties fo:color="#c9211e" officeooo:rsid="001ee1d3" officeooo:paragraph-rsid="001ee1d3"/>
    </style:style>
    <style:style style:name="P6" style:family="paragraph" style:parent-style-name="Standard">
      <style:text-properties officeooo:rsid="001f2b7b" officeooo:paragraph-rsid="001f2b7b"/>
    </style:style>
    <style:style style:name="P7" style:family="paragraph" style:parent-style-name="Standard" style:list-style-name="L1">
      <style:text-properties officeooo:rsid="0020b443" officeooo:paragraph-rsid="0020b443"/>
    </style:style>
    <style:style style:name="P8" style:family="paragraph" style:parent-style-name="Standard" style:list-style-name="L1">
      <style:text-properties officeooo:rsid="0020b443" officeooo:paragraph-rsid="0020b443" fo:background-color="#ffff00"/>
    </style:style>
    <style:style style:name="P9" style:family="paragraph" style:parent-style-name="Standard" style:list-style-name="L1">
      <style:text-properties officeooo:rsid="0021b193" officeooo:paragraph-rsid="0021b193"/>
    </style:style>
    <style:style style:name="T1" style:family="text">
      <style:text-properties officeooo:rsid="001ee1d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mília Lidório</text:p>
      <text:p text:style-name="P1">Editora Descoberta</text:p>
      <text:p text:style-name="P1"/>
      <text:p text:style-name="P1"/>
      <text:p text:style-name="P1"/>
      <text:p text:style-name="P1">Let’s dream about College again</text:p>
      <text:p text:style-name="P1"/>
      <text:p text:style-name="P1">Curso e livro:</text:p>
      <text:p text:style-name="P1">Compreendendo o Mundo</text:p>
      <text:p text:style-name="P1">→ Ferramentas para você olhar para a realidade de plantação de igreja</text:p>
      <text:p text:style-name="P1"/>
      <text:p text:style-name="P1"/>
      <text:p text:style-name="P1">CURSO: Capacitar Missão Ronaldo Lidório → Julho</text:p>
      <text:p text:style-name="P1"/>
      <text:p text:style-name="P1">Missão para a Cidade</text:p>
      <text:p text:style-name="P1"/>
      <text:p text:style-name="P2"><text:span text:style-name="T1">Evento interessante→</text:span>Consulta de evangelização… <text:span text:style-name="T1">Novo pacto para a próxima década… wow</text:span></text:p>
      <text:p text:style-name="P1"/>
      <text:p text:style-name="P1"/>
      <text:p text:style-name="P4">Congresso Brasileiro de Missões</text:p>
      <text:p text:style-name="P3">Águas … São paulo</text:p>
      <text:p text:style-name="P3"/>
      <text:p text:style-name="P3">Conexão de profissão e missão</text:p>
      <text:p text:style-name="P3"/>
      <text:p text:style-name="P5">Amanhã falaremos sobre missão Urbana</text:p>
      <text:p text:style-name="P3"/>
      <text:p text:style-name="P3"/>
      <text:p text:style-name="P6">“A pesquisa é muito importante.”</text:p>
      <text:p text:style-name="P6"/>
      <text:p text:style-name="P6">Observação do ambiente. Avaliação e interação virtual…</text:p>
      <text:p text:style-name="P6"/>
      <text:p text:style-name="P6">Página de informações, negociação</text:p>
      <text:p text:style-name="P6"/>
      <text:list xml:id="list2979039707" text:style-name="L1">
        <text:list-item>
          <text:p text:style-name="P7">Caminhada pelo local e gerar um mapa físico (mapa da cidade/bairro)</text:p>
          <text:list>
            <text:list-item>
              <text:p text:style-name="P7">Fotos antigas</text:p>
            </text:list-item>
            <text:list-item>
              <text:p text:style-name="P7">Relação afetiva</text:p>
            </text:list-item>
            <text:list-item>
              <text:p text:style-name="P8">Conhecer o local</text:p>
            </text:list-item>
            <text:list-item>
              <text:p text:style-name="P8">Mapa demográfico, mas têm vários.</text:p>
            </text:list-item>
          </text:list>
        </text:list-item>
        <text:list-item>
          <text:p text:style-name="P9">Mapa espiritual</text:p>
          <text:list>
            <text:list-item>
              <text:p text:style-name="P9">Relação de 30 pessoas. Para orar, para se importar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1T18:23:59.879673333</meta:creation-date>
    <dc:title>Modern</dc:title>
    <meta:generator>LibreOffice/6.4.7.2$Linux_X86_64 LibreOffice_project/40$Build-2</meta:generator>
    <meta:editing-duration>PT11M19S</meta:editing-duration>
    <meta:editing-cycles>3</meta:editing-cycles>
    <dc:date>2021-11-01T18:50:25.174427063</dc:date>
    <meta:document-statistic meta:table-count="0" meta:image-count="0" meta:object-count="0" meta:page-count="1" meta:paragraph-count="23" meta:word-count="124" meta:character-count="774" meta:non-whitespace-character-count="680"/>
  </office:meta>
</office:document-meta>
</file>